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560000034F7C8A7507.png"/>
  <manifest:file-entry manifest:media-type="image/png" manifest:full-path="Pictures/10000201000006500000032DDDB48140.png"/>
  <manifest:file-entry manifest:media-type="image/png" manifest:full-path="Pictures/10000201000006C3000003213B802EB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7cm" svg:height="8.878cm" draw:z-index="0"><draw:image xlink:href="Pictures/10000201000006560000034F7C8A7507.png" xlink:type="simple" xlink:show="embed" xlink:actuate="onLoad"/></draw:frame><draw:frame draw:style-name="fr2" draw:name="Grafik2" text:anchor-type="paragraph" svg:x="0cm" svg:y="7.939cm" svg:width="17cm" svg:height="8.551cm" draw:z-index="1"><draw:image xlink:href="Pictures/10000201000006500000032DDDB48140.png" xlink:type="simple" xlink:show="embed" xlink:actuate="onLoad"/></draw:frame><draw:frame draw:style-name="fr2" draw:name="Grafik3" text:anchor-type="paragraph" svg:x="-0.58cm" svg:y="16.004cm" svg:width="18.193cm" svg:height="8.421cm" draw:z-index="2"><draw:image xlink:href="Pictures/10000201000006C3000003213B802E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nhard Selymes</meta:initial-creator>
    <meta:creation-date>2013-03-20T14:11:23.05</meta:creation-date>
    <meta:document-statistic meta:table-count="0" meta:image-count="3" meta:object-count="0" meta:page-count="1" meta:paragraph-count="0" meta:word-count="0" meta:character-count="0"/>
    <dc:date>2013-03-20T14:17:15.82</dc:date>
    <dc:creator>Bernhard Selymes</dc:creator>
    <meta:editing-duration>PT5M53S</meta:editing-duration>
    <meta:editing-cycles>1</meta:editing-cycles>
    <meta:generator>OpenOffice.org/3.3$Win32 OpenOffice.org_project/330m20$Build-9567</meta:generator>
  </office:meta>
</office:document-meta>
</file>